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8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95ea" officeooo:paragraph-rsid="001795ea" style:font-weight-asian="bold" style:font-weight-complex="bold"/>
    </style:style>
    <style:style style:name="P2" style:family="paragraph" style:parent-style-name="Standard">
      <style:text-properties fo:font-weight="bold" officeooo:rsid="001aa1a2" officeooo:paragraph-rsid="001aa1a2" style:font-weight-asian="bold" style:font-weight-complex="bold"/>
    </style:style>
    <style:style style:name="P3" style:family="paragraph" style:parent-style-name="Standard">
      <style:text-properties fo:font-weight="bold" officeooo:rsid="001abd34" officeooo:paragraph-rsid="001abd34" style:font-weight-asian="bold" style:font-weight-complex="bold"/>
    </style:style>
    <style:style style:name="P4" style:family="paragraph" style:parent-style-name="Standard">
      <style:text-properties fo:font-weight="normal" officeooo:rsid="001795ea" officeooo:paragraph-rsid="001795ea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officeooo:rsid="001795ea" officeooo:paragraph-rsid="001795ea" style:font-weight-asian="normal" style:font-weight-complex="normal"/>
    </style:style>
    <style:style style:name="P6" style:family="paragraph" style:parent-style-name="Standard">
      <style:text-properties fo:font-weight="normal" officeooo:rsid="001aa1a2" officeooo:paragraph-rsid="001aa1a2" style:font-weight-asian="normal" style:font-weight-complex="normal"/>
    </style:style>
    <style:style style:name="P7" style:family="paragraph" style:parent-style-name="Standard">
      <style:text-properties fo:font-weight="normal" officeooo:rsid="001abd34" officeooo:paragraph-rsid="001abd34" style:font-weight-asian="normal" style:font-weight-complex="normal"/>
    </style:style>
    <style:style style:name="P8" style:family="paragraph" style:parent-style-name="Standard">
      <style:text-properties fo:font-size="14pt" fo:font-weight="bold" officeooo:rsid="001aa1a2" officeooo:paragraph-rsid="001aa1a2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d2550" officeooo:paragraph-rsid="001d2550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2pt" fo:font-weight="bold" officeooo:rsid="001d2550" officeooo:paragraph-rsid="001d2550" style:font-size-asian="10.5pt" style:font-weight-asian="bold" style:font-size-complex="12pt" style:font-weight-complex="bold"/>
    </style:style>
    <style:style style:name="P11" style:family="paragraph" style:parent-style-name="Standard">
      <style:text-properties style:text-position="0% 100%" fo:font-size="12pt" fo:font-weight="bold" officeooo:rsid="001d2550" officeooo:paragraph-rsid="001d2550" style:font-size-asian="10.5pt" style:font-weight-asian="bold" style:font-size-complex="12pt" style:font-weight-complex="bold"/>
    </style:style>
    <style:style style:name="P12" style:family="paragraph" style:parent-style-name="Standard">
      <style:text-properties style:text-position="0% 100%" fo:font-size="12pt" fo:font-weight="bold" officeooo:rsid="001ead6f" officeooo:paragraph-rsid="001ead6f" style:font-size-asian="10.5pt" style:font-weight-asian="bold" style:font-size-complex="12pt" style:font-weight-complex="bold"/>
    </style:style>
    <style:style style:name="P13" style:family="paragraph" style:parent-style-name="Standard">
      <style:text-properties style:text-position="0% 100%" fo:font-size="12pt" fo:font-weight="bold" officeooo:rsid="0020a357" officeooo:paragraph-rsid="0020a357" style:font-size-asian="10.5pt" style:font-weight-asian="bold" style:font-size-complex="12pt" style:font-weight-complex="bold"/>
    </style:style>
    <style:style style:name="P14" style:family="paragraph" style:parent-style-name="Standard">
      <style:text-properties style:text-position="0% 100%" fo:font-size="12pt" fo:font-weight="normal" officeooo:rsid="001ead6f" officeooo:paragraph-rsid="001ead6f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text-position="0% 100%" fo:font-size="12pt" fo:font-weight="normal" officeooo:rsid="0020a357" officeooo:paragraph-rsid="0020a357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text-position="0% 100%" fo:font-size="14pt" fo:font-weight="bold" officeooo:rsid="001ead6f" officeooo:paragraph-rsid="001ead6f" style:font-size-asian="12.25pt" style:font-weight-asian="bold" style:font-size-complex="14pt" style:font-weight-complex="bold"/>
    </style:style>
    <style:style style:name="P17" style:family="paragraph" style:parent-style-name="Standard">
      <style:text-properties style:text-position="0% 100%" fo:font-size="14pt" fo:font-weight="bold" officeooo:rsid="0020a357" officeooo:paragraph-rsid="0020a357" style:font-size-asian="12.25pt" style:font-weight-asian="bold" style:font-size-complex="14pt" style:font-weight-complex="bold"/>
    </style:style>
    <style:style style:name="P18" style:family="paragraph" style:parent-style-name="Standard">
      <style:text-properties style:text-position="0% 100%" fo:font-size="12pt" fo:font-weight="bold" officeooo:rsid="0021e947" officeooo:paragraph-rsid="0021e947" style:font-size-asian="10.5pt" style:font-weight-asian="bold" style:font-size-complex="12pt" style:font-weight-complex="bold"/>
    </style:style>
    <style:style style:name="P19" style:family="paragraph" style:parent-style-name="Standard">
      <style:text-properties style:text-position="0% 100%" fo:font-size="12pt" fo:font-weight="bold" officeooo:rsid="0022835e" officeooo:paragraph-rsid="0022835e" style:font-size-asian="10.5pt" style:font-weight-asian="bold" style:font-size-complex="12pt" style:font-weight-complex="bold"/>
    </style:style>
    <style:style style:name="P20" style:family="paragraph" style:parent-style-name="Standard">
      <style:text-properties style:text-position="0% 100%" fo:font-size="12pt" fo:font-weight="normal" officeooo:rsid="0021e947" officeooo:paragraph-rsid="0021e947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text-position="0% 100%" fo:font-size="12pt" fo:font-weight="normal" officeooo:rsid="0022835e" officeooo:paragraph-rsid="0022835e" style:font-size-asian="10.5pt" style:font-weight-asian="normal" style:font-size-complex="12pt" style:font-weight-complex="normal"/>
    </style:style>
    <style:style style:name="T1" style:family="text">
      <style:text-properties officeooo:rsid="001aa1a2"/>
    </style:style>
    <style:style style:name="T2" style:family="text">
      <style:text-properties officeooo:rsid="001cbcd3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cbcd3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style:text-position="super 58%" fo:font-weight="normal" officeooo:rsid="001dd982" style:font-weight-asian="normal" style:font-weight-complex="normal"/>
    </style:style>
    <style:style style:name="T7" style:family="text">
      <style:text-properties style:text-position="super 58%" fo:font-weight="normal" officeooo:rsid="001ee611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ee611" style:font-weight-asian="normal" style:font-weight-complex="normal"/>
    </style:style>
    <style:style style:name="T10" style:family="text">
      <style:text-properties fo:font-weight="normal" officeooo:rsid="0020a357" style:font-weight-asian="normal" style:font-weight-complex="normal"/>
    </style:style>
    <style:style style:name="T11" style:family="text">
      <style:text-properties fo:font-weight="normal" officeooo:rsid="002251e0" style:font-weight-asian="normal" style:font-weight-complex="normal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fo:font-weight="normal" officeooo:rsid="001dd982" style:font-weight-asian="normal" style:font-weight-complex="norm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asic Analysis of Algorithms</text:p>
      <text:p text:style-name="P5">CompSci 221</text:p>
      <text:p text:style-name="P5">September 18, 2014</text:p>
      <text:p text:style-name="P5">Caitlyn Goetz</text:p>
      <text:p text:style-name="P1"/>
      <text:p text:style-name="P1"/>
      <text:p text:style-name="P8">Part 1: Finding Elements in an Array of ints</text:p>
      <text:p text:style-name="P1">Section 1: </text:p>
      <text:p text:style-name="P4"><text:tab/><text:tab/><text:span text:style-name="T1">Growth Function : 2+2*(2n)</text:span></text:p>
      <text:p text:style-name="P4"><text:tab/><text:tab/><text:span text:style-name="T1">Big-Oh: O(n)</text:span></text:p>
      <text:p text:style-name="P6">This is so because the loop is going to run the first two statements regardless of what happens. <text:s/>Then, there are two statements that will execute inside the loop as well as an if statement. <text:s/>So because the biggest the n gets is just 2n then the Big-Oh is O(n).</text:p>
      <text:p text:style-name="P6"/>
      <text:p text:style-name="P2">Section 2: </text:p>
      <text:p text:style-name="P2"/>
      <text:p text:style-name="P3"><draw:frame draw:style-name="fr1" draw:name="Object1" text:anchor-type="paragraph" svg:width="6.8173in" svg:height="3.545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<draw:frame draw:style-name="fr2" draw:name="Object2" text:anchor-type="paragraph" svg:x="2.0717in" svg:y="0in" svg:width="2.7827in" svg:height="1.244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ection 3:</text:p>
      <text:p text:style-name="P7"><text:tab/><text:tab/>The data kind of fits my prediction. <text:s/>It is almost a linear function but it does have a bit of a curve which I would classify as more of a <text:span text:style-name="T2">quadratic function. <text:s/>So the Big-Oh would turn out to be O(n</text:span><text:span text:style-name="T4">2</text:span><text:span text:style-name="T2">).</text:span></text:p>
      <text:p text:style-name="P7"/>
      <text:p text:style-name="P7"><text:soft-page-break/></text:p>
      <text:p text:style-name="P9">Part 2: Ordering an Array of ints</text:p>
      <text:p text:style-name="P10">Section 1: </text:p>
      <text:p text:style-name="P10"><text:tab/><text:tab/><text:span text:style-name="T8">Growth Function:</text:span></text:p>
      <text:p text:style-name="P10"><text:span text:style-name="T8"><text:tab/><text:tab/>Big-Oh: O(n</text:span><text:span text:style-name="T5">2</text:span><text:span text:style-name="T12">)</text:span></text:p>
      <text:p text:style-name="P10"><text:span text:style-name="T13">I think it is a quadratic function because there is an if statement (n) and a while loop (n) so that would be n*n which would make n</text:span><text:span text:style-name="T6">2</text:span><text:span text:style-name="T13">.</text:span></text:p>
      <text:p text:style-name="P10"/>
      <text:p text:style-name="P11">Section 2:</text:p>
      <text:p text:style-name="P11"/>
      <text:p text:style-name="P11"/>
      <text:p text:style-name="P11"><draw:frame draw:style-name="fr3" draw:name="Object3" text:anchor-type="paragraph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ject4" text:anchor-type="paragraph" svg:x="2.4043in" svg:y="3.5in" svg:width="2.3256in" svg:height="1.5764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Section 3:</text:p>
      <text:p text:style-name="P14"><text:tab/><text:tab/>The data fits my estimate fairly well. <text:s/>There is a little bit of a curve so it would fit a parabolic function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Part 3: Ordering an Army of Biebz</text:p>
      <text:p text:style-name="P12">Section 1:</text:p>
      <text:p text:style-name="P12"><text:tab/><text:tab/><text:span text:style-name="T8">Growth Function: </text:span><text:span text:style-name="T9">n</text:span><text:span text:style-name="T7">2</text:span><text:span text:style-name="T9"> + </text:span><text:span text:style-name="T10">3</text:span><text:span text:style-name="T9">n</text:span></text:p>
      <text:p text:style-name="P12"><text:span text:style-name="T8"><text:tab/><text:tab/>Big-Oh: </text:span><text:span text:style-name="T9">O(n</text:span><text:span text:style-name="T7">2</text:span><text:span text:style-name="T9">)</text:span></text:p>
      <text:p text:style-name="P15">I think this because there are three “for” statements in the code but there is only one n<text:span text:style-name="T3">2</text:span> so that would make it n<text:span text:style-name="T3">2</text:span> + 3n.</text:p>
      <text:p text:style-name="P15"/>
      <text:p text:style-name="P13">Section 2:</text:p>
      <text:p text:style-name="P13"/>
      <text:p text:style-name="P15"/>
      <text:p text:style-name="P15"><draw:frame draw:style-name="fr3" draw:name="Object5" text:anchor-type="paragraph" svg:width="6.2992in" svg:height="3.5429in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2" draw:name="Object6" text:anchor-type="paragraph" svg:x="2.6173in" svg:y="3.5425in" svg:width="2.211in" svg:height="1.5571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Section 3:</text:p>
      <text:p text:style-name="P13"><text:tab/><text:tab/><text:span text:style-name="T8">This mostly fits my estimation. <text:s/>It curves slightly promoting the notion of a parobolic curve and a quadratic function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oft-page-break/>Part 4: <text:s/>Counting Consecutive Matching Bit Pairs</text:p>
      <text:p text:style-name="P18">Section 1:</text:p>
      <text:p text:style-name="P18"><text:tab/><text:tab/><text:span text:style-name="T8">Growth Function:2</text:span><text:span text:style-name="T5">n</text:span></text:p>
      <text:p text:style-name="P18"><text:span text:style-name="T8"><text:tab/><text:tab/>Big-Oh: O(2</text:span><text:span text:style-name="T5">n</text:span><text:span text:style-name="T8">)</text:span></text:p>
      <text:p text:style-name="P18"><text:span text:style-name="T8">I think that the Big-Oh is O(2</text:span><text:span text:style-name="T5">n</text:span><text:span text:style-name="T8">) because there is a loop that has two other loops nested in it. <text:s/>So in the one loop, then the next loop goes and then the next loop goes. <text:s/>So, it increases </text:span><text:span text:style-name="T11">exponentially.</text:span></text:p>
      <text:p text:style-name="P18"/>
      <text:p text:style-name="P18">Section 2:</text:p>
      <text:p text:style-name="P18"/>
      <text:p text:style-name="P20"/>
      <text:p text:style-name="P20"><draw:frame draw:style-name="fr3" draw:name="Object7" text:anchor-type="paragraph" svg:width="6.2992in" svg:height="3.5429in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2" draw:name="Object8" text:anchor-type="paragraph" svg:x="2.4811in" svg:y="3.589in" svg:width="2.4217in" svg:height="1.3972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Section 3:</text:p>
      <text:p text:style-name="P21"><text:tab/><text:tab/>My estimate about this program having a O(2<text:span text:style-name="T3">n</text:span>) was correct. <text:s/>The graph shows the program does indeed produce and exponential fun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5:35:41.310806658</meta:creation-date>
    <meta:generator>LibreOffice/4.2.6.2$Linux_X86_64 LibreOffice_project/420$Build-2</meta:generator>
    <dc:date>2014-09-19T18:39:32.973380716</dc:date>
    <meta:editing-duration>P0D</meta:editing-duration>
    <meta:editing-cycles>3</meta:editing-cycles>
    <meta:document-statistic meta:table-count="0" meta:image-count="0" meta:object-count="8" meta:page-count="4" meta:paragraph-count="36" meta:word-count="333" meta:character-count="1791" meta:non-whitespace-character-count="14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15cm" svg:height="9.006cm" xlink:href="." xlink:type="simple" chart:class="chart:scatter" chart:style-name="ch1">
        <chart:title svg:x="7.013cm" svg:y="0.316cm" chart:style-name="ch2">
          <text:p>Part 1 Section 2</text:p>
        </chart:title>
        <chart:plot-area chart:style-name="ch3" chart:data-source-has-labels="both" svg:x="0.393cm" svg:y="1.634cm" svg:width="14.97cm" svg:height="6.209cm">
          <chartooo:coordinate-region svg:x="2.496cm" svg:y="1.834cm" svg:width="12.402cm" svg:height="5.362cm"/>
          <chart:axis chart:dimension="x" chart:name="primary-x" chart:style-name="ch4" chartooo:axis-type="auto">
            <chart:title svg:x="7.728cm" svg:y="8.023cm" chart:style-name="ch5">
              <text:p>n</text:p>
            </chart:title>
            <chart:categories table:cell-range-address="local-table.$A$2:.$A$7"/>
          </chart:axis>
          <chart:axis chart:dimension="y" chart:name="primary-y" chart:style-name="ch4">
            <chart:title svg:x="0cm" svg:y="5.629cm" chart:style-name="ch6">
              <text:p>Statements</text:p>
            </chart:title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759861.4">
                <text:p>759861.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74905921.1">
                <text:p>7490592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299472433.12">
                <text:p>299472433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675597052.45">
                <text:p>675597052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1202824439.74583">
                <text:p>1202824439.74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1877098366.71972">
                <text:p>1877098366.719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tatement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9861.4" calcext:value-type="float">
            <text:p>759861.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4905921.1" calcext:value-type="float">
            <text:p>74905921.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99472433.12" calcext:value-type="float">
            <text:p>299472433.1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75597052.45" calcext:value-type="float">
            <text:p>675597052.4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202824439.74583" calcext:value-type="float">
            <text:p>1202824439.7458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877098366.71972" calcext:value-type="float">
            <text:p>1877098366.7197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 style:data-style-name="N2" text:time-value="18:30:01.043562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355cm" svg:y="0.315cm" chart:style-name="ch2">
          <text:p>Part 2 Section 2</text:p>
        </chart:title>
        <chart:plot-area chart:style-name="ch3" chart:data-source-has-labels="both" svg:x="1.33cm" svg:y="1.631cm" svg:width="14.031cm" svg:height="6.208cm">
          <chartooo:coordinate-region svg:x="3.248cm" svg:y="1.83cm" svg:width="11.648cm" svg:height="5.362cm"/>
          <chart:axis chart:dimension="x" chart:name="primary-x" chart:style-name="ch4" chartooo:axis-type="auto">
            <chart:title svg:x="8.195cm" svg:y="8.018cm" chart:style-name="ch5">
              <text:p>n</text:p>
            </chart:title>
            <chart:categories table:cell-range-address="local-table.$A$2:.$A$7"/>
          </chart:axis>
          <chart:axis chart:dimension="y" chart:name="primary-y" chart:style-name="ch4">
            <chart:title svg:x="0.451cm" svg:y="5.612cm" chart:style-name="ch6">
              <text:p>statements</text:p>
            </chart:title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246372">
                <text:p>2463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5175897">
                <text:p>25175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99288170">
                <text:p>992881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225265268">
                <text:p>225265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401659125">
                <text:p>401659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625380379">
                <text:p>6253803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tatement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6372" calcext:value-type="float">
            <text:p>2463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175897" calcext:value-type="float">
            <text:p>2517589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9288170" calcext:value-type="float">
            <text:p>9928817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25265268" calcext:value-type="float">
            <text:p>22526526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01659125" calcext:value-type="float">
            <text:p>4016591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25380379" calcext:value-type="float">
            <text:p>625380379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 style:data-style-name="N2" text:time-value="14:03:51.819567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355cm" svg:y="0.315cm" chart:style-name="ch2">
          <text:p>Part 3 Section 2</text:p>
        </chart:title>
        <chart:plot-area chart:style-name="ch3" chart:data-source-has-labels="both" svg:x="1.33cm" svg:y="1.631cm" svg:width="14.031cm" svg:height="6.208cm">
          <chartooo:coordinate-region svg:x="3.433cm" svg:y="1.83cm" svg:width="11.463cm" svg:height="5.362cm"/>
          <chart:axis chart:dimension="x" chart:name="primary-x" chart:style-name="ch4" chartooo:axis-type="auto">
            <chart:title svg:x="8.195cm" svg:y="8.018cm" chart:style-name="ch5">
              <text:p>n</text:p>
            </chart:title>
            <chart:categories table:cell-range-address="local-table.$A$2:.$A$7"/>
          </chart:axis>
          <chart:axis chart:dimension="y" chart:name="primary-y" chart:style-name="ch4">
            <chart:title svg:x="0.451cm" svg:y="5.626cm" chart:style-name="ch6">
              <text:p>Statements</text:p>
            </chart:title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001000">
                <text:p>1001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00010000">
                <text:p>10001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400020000">
                <text:p>40002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900030000">
                <text:p>90003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1600040000">
                <text:p>160004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2500050000">
                <text:p>2500050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tatement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1000" calcext:value-type="float">
            <text:p>1001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10000" calcext:value-type="float">
            <text:p>1000100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00020000" calcext:value-type="float">
            <text:p>40002000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900030000" calcext:value-type="float">
            <text:p>90003000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600040000" calcext:value-type="float">
            <text:p>160004000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00050000" calcext:value-type="float">
            <text:p>2500050000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 style:data-style-name="N2" text:time-value="14:39:21.020669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355cm" svg:y="0.315cm" chart:style-name="ch2">
          <text:p>Part 4 Section 2</text:p>
        </chart:title>
        <chart:plot-area chart:style-name="ch3" chart:data-source-has-labels="both" svg:x="1.33cm" svg:y="1.631cm" svg:width="14.031cm" svg:height="6.208cm">
          <chartooo:coordinate-region svg:x="3.433cm" svg:y="1.83cm" svg:width="11.742cm" svg:height="5.362cm"/>
          <chart:axis chart:dimension="x" chart:name="primary-x" chart:style-name="ch4" chartooo:axis-type="auto">
            <chart:title svg:x="8.195cm" svg:y="8.018cm" chart:style-name="ch5">
              <text:p>n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5.626cm" chart:style-name="ch6">
              <text:p>Statements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243">
                <text:p>112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524257">
                <text:p>524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2020055">
                <text:p>22020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872415181">
                <text:p>8724151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tatemen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43" calcext:value-type="float">
            <text:p>112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4257" calcext:value-type="float">
            <text:p>5242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020055" calcext:value-type="float">
            <text:p>220200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72415181" calcext:value-type="float">
            <text:p>872415181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 style:data-style-name="N2" text:time-value="18:35:51.445800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